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43in"/>
    </style:style>
    <style:style style:name="co2" style:family="table-column">
      <style:table-column-properties fo:break-before="auto" style:column-width="0.5575in"/>
    </style:style>
    <style:style style:name="co3" style:family="table-column">
      <style:table-column-properties fo:break-before="auto" style:column-width="0.5453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1.9945in"/>
    </style:style>
    <style:style style:name="co9" style:family="table-column">
      <style:table-column-properties fo:break-before="auto" style:column-width="0.7827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0.9756in"/>
    </style:style>
    <style:style style:name="co12" style:family="table-column">
      <style:table-column-properties fo:break-before="auto" style:column-width="0.6965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91in"/>
    </style:style>
    <style:style style:name="co15" style:family="table-column">
      <style:table-column-properties fo:break-before="auto" style:column-width="0.2035in"/>
    </style:style>
    <style:style style:name="co16" style:family="table-column">
      <style:table-column-properties fo:break-before="auto" style:column-width="0.911in"/>
    </style:style>
    <style:style style:name="co17" style:family="table-column">
      <style:table-column-properties fo:break-before="auto" style:column-width="0.8256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9008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717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3" style:family="table-cell" style:parent-style-name="Default" style:data-style-name="N49">
      <style:table-cell-properties style:text-align-source="fix" style:repeat-content="false" fo:wrap-option="wrap" style:vertical-align="top"/>
      <style:paragraph-properties fo:text-align="center"/>
      <style:text-properties fo:font-size="12pt"/>
    </style:style>
    <style:style style:name="ce4" style:family="table-cell" style:parent-style-name="Default" style:data-style-name="N49">
      <style:table-cell-properties style:text-align-source="fix" style:repeat-content="false" fo:wrap-option="wrap" style:vertical-align="top"/>
      <style:paragraph-properties fo:text-align="center"/>
      <style:text-properties fo:font-size="12pt"/>
    </style:style>
    <style:style style:name="ce5" style:family="table-cell" style:parent-style-name="Default" style:data-style-name="N49">
      <style:table-cell-properties style:text-align-source="fix" style:repeat-content="false"/>
      <style:paragraph-properties fo:text-align="start"/>
    </style: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ize="12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ize="12pt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number-columns-repeated="996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Derive the Offset for Each of the 50 Years if One Exists and the Correct Week of the Year</text:p>
          </table:table-cell>
          <table:covered-table-cell table:number-columns-repeated="6" table:style-name="ce14"/>
          <table:table-cell table:style-name="ce10"/>
          <table:table-cell table:style-name="ce14" office:value-type="string" calcext:value-type="string" table:number-columns-spanned="8" table:number-rows-spanned="1">
            <text:p>Determine Offset</text:p>
          </table:table-cell>
          <table:covered-table-cell table:number-columns-repeated="7" table:style-name="ce14"/>
          <table:table-cell table:style-name="ce10"/>
          <table:table-cell table:style-name="ce14" office:value-type="string" calcext:value-type="string" table:number-columns-spanned="3" table:number-rows-spanned="1">
            <text:p>Off by One Years</text:p>
          </table:table-cell>
          <table:covered-table-cell table:number-columns-repeated="2" table:style-name="ce14"/>
          <table:table-cell table:style-name="ce10" table:number-columns-repeated="1006"/>
        </table:table-row>
        <table:table-row table:style-name="ro2">
          <table:table-cell table:style-name="ce4"/>
          <table:table-cell table:style-name="ce10" table:number-columns-repeated="1025"/>
        </table:table-row>
        <table:table-row table:style-name="ro3">
          <table:table-cell table:style-name="ce4" office:value-type="string" calcext:value-type="string">
            <text:p>Date</text:p>
          </table:table-cell>
          <table:table-cell table:style-name="ce10" office:value-type="string" calcext:value-type="string">
            <text:p>Week Day</text:p>
          </table:table-cell>
          <table:table-cell table:style-name="ce10" office:value-type="string" calcext:value-type="string">
            <text:p>Day Name</text:p>
          </table:table-cell>
          <table:table-cell table:style-name="ce10" office:value-type="string" calcext:value-type="string">
            <text:p>Leap Year</text:p>
          </table:table-cell>
          <table:table-cell table:style-name="ce10" office:value-type="string" calcext:value-type="string">
            <text:p>Correct Week</text:p>
          </table:table-cell>
          <table:table-cell table:style-name="ce10" office:value-type="string" calcext:value-type="string">
            <text:p>Original Week</text:p>
          </table:table-cell>
          <table:table-cell table:style-name="ce10" office:value-type="string" calcext:value-type="string">
            <text:p>Week Offset</text:p>
          </table:table-cell>
          <table:table-cell table:style-name="ce10"/>
          <table:table-cell table:style-name="ce10" office:value-type="string" calcext:value-type="string">
            <text:p>Month</text:p>
          </table:table-cell>
          <table:table-cell table:style-name="ce10" office:value-type="string" calcext:value-type="string">
            <text:p>Week Offset</text:p>
          </table:table-cell>
          <table:table-cell table:style-name="ce10" office:value-type="string" calcext:value-type="string">
            <text:p>Day of Month</text:p>
          </table:table-cell>
          <table:table-cell table:style-name="ce10" office:value-type="string" calcext:value-type="string">
            <text:p>First Week Day of Year</text:p>
          </table:table-cell>
          <table:table-cell table:style-name="ce10" office:value-type="string" calcext:value-type="string">
            <text:p>Leap Year</text:p>
          </table:table-cell>
          <table:table-cell table:style-name="ce10" office:value-type="string" calcext:value-type="string">
            <text:p>New Week</text:p>
          </table:table-cell>
          <table:table-cell table:style-name="ce10" office:value-type="string" calcext:value-type="string">
            <text:p>Found in Year</text:p>
          </table:table-cell>
          <table:table-cell table:style-name="ce10" office:value-type="string" calcext:value-type="string">
            <text:p>Number</text:p>
          </table:table-cell>
          <table:table-cell table:style-name="ce10"/>
          <table:table-cell table:style-name="ce10" office:value-type="string" calcext:value-type="string">
            <text:p>Year</text:p>
          </table:table-cell>
          <table:table-cell table:style-name="ce10" office:value-type="string" calcext:value-type="string">
            <text:p>Previous Offset</text:p>
          </table:table-cell>
          <table:table-cell table:style-name="ce10" office:value-type="string" calcext:value-type="string">
            <text:p>Previous Year Day</text:p>
          </table:table-cell>
          <table:table-cell table:style-name="ce10" table:number-columns-repeated="1006"/>
        </table:table-row>
        <table:table-row table:style-name="ro4">
          <table:table-cell table:style-name="ce5" office:value-type="date" office:date-value="0170-12-31" calcext:value-type="date">
            <text:p>0171-01-01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8" office:value-type="float" office:value="175" calcext:value-type="float">
            <text:p>175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6"/>
        </table:table-row>
        <table:table-row table:style-name="ro4">
          <table:table-cell table:style-name="ce5" office:value-type="date" office:date-value="0171-01-01" calcext:value-type="date">
            <text:p>0171-01-02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178" calcext:value-type="float">
            <text:p>178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8" office:value-type="float" office:value="180" calcext:value-type="float">
            <text:p>180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6"/>
        </table:table-row>
        <table:table-row table:style-name="ro4">
          <table:table-cell table:style-name="Default"/>
          <table:table-cell table:number-columns-repeated="5"/>
          <table:table-cell table:style-name="ce7"/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18" office:value-type="float" office:value="181" calcext:value-type="float">
            <text:p>181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6"/>
        </table:table-row>
        <table:table-row table:style-name="ro4">
          <table:table-cell table:style-name="ce5" office:value-type="date" office:date-value="0171-01-02" calcext:value-type="date">
            <text:p>0171-01-03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12" office:value-type="string" calcext:value-type="string">
            <text:p>?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18" office:value-type="float" office:value="186" calcext:value-type="float">
            <text:p>186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6"/>
        </table:table-row>
        <table:table-row table:style-name="ro4">
          <table:table-cell table:style-name="ce5" office:value-type="date" office:date-value="0171-01-03" calcext:value-type="date">
            <text:p>0171-01-04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177" calcext:value-type="float">
            <text:p>177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18" office:value-type="float" office:value="187" calcext:value-type="float">
            <text:p>187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6"/>
        </table:table-row>
        <table:table-row table:style-name="ro4">
          <table:table-cell table:style-name="ce5" office:value-type="date" office:date-value="0171-01-04" calcext:value-type="date">
            <text:p>0171-01-05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12" office:value-type="string" calcext:value-type="string">
            <text:p>?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18" office:value-type="float" office:value="192" calcext:value-type="float">
            <text:p>192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6"/>
        </table:table-row>
        <table:table-row table:style-name="ro4">
          <table:table-cell table:style-name="ce5" office:value-type="date" office:date-value="0171-01-05" calcext:value-type="date">
            <text:p>0171-01-06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88" calcext:value-type="float">
            <text:p>188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6"/>
        </table:table-row>
        <table:table-row table:style-name="ro4">
          <table:table-cell table:style-name="ce5" office:value-type="date" office:date-value="0171-01-06" calcext:value-type="date">
            <text:p>0171-01-07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11" calcext:value-type="float">
            <text:p>211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6"/>
        </table:table-row>
        <table:table-row table:style-name="ro4">
          <table:table-cell table:style-name="ce5" office:value-type="date" office:date-value="0171-01-07" calcext:value-type="date">
            <text:p>0171-01-08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76" calcext:value-type="float">
            <text:p>176</text:p>
          </table:table-cell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6"/>
        </table:table-row>
        <table:table-row table:style-name="ro4">
          <table:table-cell table:style-name="ce5" office:value-type="date" office:date-value="0171-01-08" calcext:value-type="date">
            <text:p>0171-01-09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82" calcext:value-type="float">
            <text:p>182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208" calcext:value-type="float">
            <text:p>208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6"/>
        </table:table-row>
        <table:table-row table:style-name="ro4">
          <table:table-cell table:style-name="ce8"/>
          <table:table-cell table:style-name="ce7"/>
          <table:table-cell table:style-name="ce8"/>
          <table:table-cell table:style-name="ce7" table:number-columns-repeated="4"/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177" calcext:value-type="float">
            <text:p>177</text:p>
          </table:table-cell>
          <table:table-cell table:style-name="ce7" office:value-type="float" office:value="11" calcext:value-type="float">
            <text:p>11</text:p>
          </table:table-cell>
          <table:table-cell table:style-name="ce7"/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0171-19-1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12" office:value-type="string" calcext:value-type="string">
            <text:p>?</text:p>
          </table:table-cell>
          <table:table-cell table:style-name="ce7" office:value-type="float" office:value="12" calcext:value-type="float">
            <text:p>12</text:p>
          </table:table-cell>
          <table:table-cell table:style-name="ce7"/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0171-19-1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0171-19-16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11" calcext:value-type="float">
            <text:p>211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0171-19-17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76" calcext:value-type="float">
            <text:p>176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number-columns-repeated="1009"/>
        </table:table-row>
        <table:table-row table:style-name="ro4">
          <table:table-cell table:style-name="ce8" office:value-type="string" calcext:value-type="string">
            <text:p>0171-19-18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82" calcext:value-type="float">
            <text:p>182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number-columns-repeated="2"/>
          <table:table-cell table:number-columns-repeated="1008"/>
        </table:table-row>
        <table:table-row table:style-name="ro4">
          <table:table-cell table:style-name="ce8" office:value-type="string" calcext:value-type="string">
            <text:p>0171-19-19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76" calcext:value-type="float">
            <text:p>176</text:p>
          </table:table-cell>
          <table:table-cell table:style-name="ce7" office:value-type="float" office:value="17" calcext:value-type="float">
            <text:p>17</text:p>
          </table:table-cell>
          <table:table-cell table:style-name="ce7" table:number-columns-repeated="2"/>
          <table:table-cell table:number-columns-repeated="1008"/>
        </table:table-row>
        <table:table-row table:style-name="ro4">
          <table:table-cell table:style-name="ce5" office:value-type="date" office:date-value="0171-12-31" calcext:value-type="date">
            <text:p>0172-01-01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182" calcext:value-type="float">
            <text:p>182</text:p>
          </table:table-cell>
          <table:table-cell table:style-name="ce7" office:value-type="float" office:value="18" calcext:value-type="float">
            <text:p>18</text:p>
          </table:table-cell>
          <table:table-cell table:style-name="ce7"/>
          <table:table-cell table:number-columns-repeated="1009"/>
        </table:table-row>
        <table:table-row table:style-name="ro4">
          <table:table-cell table:style-name="ce8"/>
          <table:table-cell table:style-name="ce7"/>
          <table:table-cell table:style-name="ce8"/>
          <table:table-cell table:style-name="ce7" table:number-columns-repeated="4"/>
          <table:table-cell/>
          <table:table-cell table:style-name="ce7" office:value-type="float" office:value="19" calcext:value-type="float">
            <text:p>19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80" calcext:value-type="float">
            <text:p>180</text:p>
          </table:table-cell>
          <table:table-cell table:style-name="ce7" office:value-type="float" office:value="19" calcext:value-type="float">
            <text:p>19</text:p>
          </table:table-cell>
          <table:table-cell table:style-name="ce7"/>
          <table:table-cell table:number-columns-repeated="1009"/>
        </table:table-row>
        <table:table-row table:style-name="ro4">
          <table:table-cell table:style-name="ce8" office:value-type="string" calcext:value-type="string">
            <text:p>0172-19-13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/>
          <table:table-cell table:style-name="ce7" office:value-type="float" office:value="19" calcext:value-type="float">
            <text:p>19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4" calcext:value-type="float">
            <text:p>174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number-columns-repeated="2"/>
          <table:table-cell table:number-columns-repeated="1008"/>
        </table:table-row>
        <table:table-row table:style-name="ro4">
          <table:table-cell table:style-name="ce8" office:value-type="string" calcext:value-type="string">
            <text:p>0172-19-14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/>
          <table:table-cell table:style-name="ce7" office:value-type="float" office:value="19" calcext:value-type="float">
            <text:p>19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80" calcext:value-type="float">
            <text:p>180</text:p>
          </table:table-cell>
          <table:table-cell table:style-name="ce7" office:value-type="float" office:value="21" calcext:value-type="float">
            <text:p>21</text:p>
          </table:table-cell>
          <table:table-cell table:style-name="ce7"/>
          <table:table-cell table:number-columns-repeated="1009"/>
        </table:table-row>
        <table:table-row table:style-name="ro4">
          <table:table-cell table:style-name="ce8" office:value-type="string" calcext:value-type="string">
            <text:p>0172-19-15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/>
          <table:table-cell table:style-name="ce7" office:value-type="float" office:value="19" calcext:value-type="float">
            <text:p>19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4" calcext:value-type="float">
            <text:p>174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number-columns-repeated="2"/>
          <table:table-cell table:number-columns-repeated="1008"/>
        </table:table-row>
        <table:table-row table:style-name="ro4">
          <table:table-cell table:style-name="ce8" office:value-type="string" calcext:value-type="string">
            <text:p>0172-19-16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/>
          <table:table-cell table:style-name="ce7" office:value-type="float" office:value="19" calcext:value-type="float">
            <text:p>19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9" calcext:value-type="float">
            <text:p>179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number-columns-repeated="2"/>
          <table:table-cell table:number-columns-repeated="1008"/>
        </table:table-row>
        <table:table-row table:style-name="ro4">
          <table:table-cell table:style-name="ce8" office:value-type="string" calcext:value-type="string">
            <text:p>0172-19-17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/>
          <table:table-cell table:style-name="ce7" office:value-type="float" office:value="19" calcext:value-type="float">
            <text:p>19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7" calcext:value-type="float">
            <text:p>207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number-columns-repeated="2"/>
          <table:table-cell table:number-columns-repeated="1008"/>
        </table:table-row>
        <table:table-row table:style-name="ro4">
          <table:table-cell table:style-name="ce8" office:value-type="string" calcext:value-type="string">
            <text:p>0172-19-18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/>
          <table:table-cell table:style-name="ce7" office:value-type="float" office:value="19" calcext:value-type="float">
            <text:p>19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80" calcext:value-type="float">
            <text:p>180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number-columns-repeated="1009"/>
        </table:table-row>
        <table:table-row table:style-name="ro4">
          <table:table-cell table:style-name="ce8" office:value-type="string" calcext:value-type="string">
            <text:p>0172-19-19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/>
          <table:table-cell table:style-name="ce7" office:value-type="float" office:value="19" calcext:value-type="float">
            <text:p>19</text:p>
          </table:table-cell>
          <table:table-cell table:style-name="ce7" office:value-type="float" office:value="-3" calcext:value-type="float">
            <text:p>-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4" calcext:value-type="float">
            <text:p>174</text:p>
          </table:table-cell>
          <table:table-cell table:style-name="ce7" office:value-type="float" office:value="26" calcext:value-type="float">
            <text:p>26</text:p>
          </table:table-cell>
          <table:table-cell table:style-name="ce7" table:number-columns-repeated="2"/>
          <table:table-cell table:number-columns-repeated="1008"/>
        </table:table-row>
        <table:table-row table:style-name="ro4">
          <table:table-cell table:style-name="ce8"/>
          <table:table-cell table:style-name="ce7"/>
          <table:table-cell table:style-name="ce8"/>
          <table:table-cell table:style-name="ce7" table:number-columns-repeated="4"/>
          <table:table-cell/>
          <table:table-cell table:style-name="ce7" office:value-type="float" office:value="19" calcext:value-type="float">
            <text:p>19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9" calcext:value-type="float">
            <text:p>179</text:p>
          </table:table-cell>
          <table:table-cell table:style-name="ce7" office:value-type="float" office:value="27" calcext:value-type="float">
            <text:p>27</text:p>
          </table:table-cell>
          <table:table-cell table:style-name="ce7" table:number-columns-repeated="2"/>
          <table:table-cell table:number-columns-repeated="1008"/>
        </table:table-row>
        <table:table-row table:style-name="ro4">
          <table:table-cell table:style-name="ce5" office:value-type="date" office:date-value="0172-12-31" calcext:value-type="date">
            <text:p>0173-01-0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7" calcext:value-type="float">
            <text:p>207</text:p>
          </table:table-cell>
          <table:table-cell table:style-name="ce7" office:value-type="float" office:value="28" calcext:value-type="float">
            <text:p>28</text:p>
          </table:table-cell>
          <table:table-cell table:style-name="ce7" table:number-columns-repeated="2"/>
          <table:table-cell table:number-columns-repeated="1008"/>
        </table:table-row>
        <table:table-row table:style-name="ro4">
          <table:table-cell table:style-name="ce5" office:value-type="date" office:date-value="0173-01-01" calcext:value-type="date">
            <text:p>0173-01-0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3" calcext:value-type="float">
            <text:p>173</text:p>
          </table:table-cell>
          <table:table-cell table:style-name="ce7" office:value-type="float" office:value="29" calcext:value-type="float">
            <text:p>29</text:p>
          </table:table-cell>
          <table:table-cell table:style-name="ce7" table:number-columns-repeated="2"/>
          <table:table-cell table:number-columns-repeated="1008"/>
        </table:table-row>
        <table:table-row table:style-name="ro4">
          <table:table-cell table:style-name="ce5" office:value-type="date" office:date-value="0173-01-02" calcext:value-type="date">
            <text:p>0173-01-03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8" calcext:value-type="float">
            <text:p>178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0"/>
        </table:table-row>
        <table:table-row table:style-name="ro4">
          <table:table-cell table:style-name="ce5" office:value-type="date" office:date-value="0173-01-03" calcext:value-type="date">
            <text:p>0173-01-04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73-01-04" calcext:value-type="date">
            <text:p>0173-01-05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73-01-05" calcext:value-type="date">
            <text:p>0173-01-06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9" table:number-rows-spanned="8">
            <text:p>Notes:</text:p>
            <text:p>1. Ordered by “Day of Month”.</text:p>
            <text:p>2. ? == Unknown, not in current data set.</text:p>
            <text:p>3. Days with 1, 1, 1, 7, FALSE, 52|53 uses the last day of the previous year to determine the week for this day.</text:p>
          </table:table-cell>
          <table:covered-table-cell table:number-columns-repeated="8"/>
          <table:table-cell table:number-columns-repeated="1009"/>
        </table:table-row>
        <table:table-row table:style-name="ro4">
          <table:table-cell table:style-name="ce5" office:value-type="date" office:date-value="0173-01-06" calcext:value-type="date">
            <text:p>0173-01-07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covered-table-cell table:number-columns-repeated="9"/>
          <table:table-cell table:number-columns-repeated="1009"/>
        </table:table-row>
        <table:table-row table:style-name="ro4">
          <table:table-cell table:style-name="ce5"/>
          <table:table-cell table:style-name="ce7"/>
          <table:table-cell/>
          <table:table-cell table:style-name="ce7" table:number-columns-repeated="4"/>
          <table:table-cell/>
          <table:covered-table-cell table:number-columns-repeated="9"/>
          <table:table-cell table:number-columns-repeated="1009"/>
        </table:table-row>
        <table:table-row table:style-name="ro4">
          <table:table-cell table:style-name="ce8" office:value-type="string" calcext:value-type="string">
            <text:p>0173-19-19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1" calcext:value-type="float">
            <text:p>-1</text:p>
          </table:table-cell>
          <table:table-cell/>
          <table:covered-table-cell table:number-columns-repeated="9"/>
          <table:table-cell table:number-columns-repeated="1009"/>
        </table:table-row>
        <table:table-row table:style-name="ro4">
          <table:table-cell table:style-name="ce5" office:value-type="date" office:date-value="0173-12-31" calcext:value-type="date">
            <text:p>0174-01-0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/>
          <table:covered-table-cell table:number-columns-repeated="9"/>
          <table:table-cell table:number-columns-repeated="1009"/>
        </table:table-row>
        <table:table-row table:style-name="ro4">
          <table:table-cell table:style-name="ce5" office:value-type="date" office:date-value="0174-01-01" calcext:value-type="date">
            <text:p>0174-01-02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/>
          <table:covered-table-cell table:number-columns-repeated="9"/>
          <table:table-cell table:number-columns-repeated="1009"/>
        </table:table-row>
        <table:table-row table:style-name="ro4">
          <table:table-cell table:style-name="ce5" office:value-type="date" office:date-value="0174-01-02" calcext:value-type="date">
            <text:p>0174-01-0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/>
          <table:covered-table-cell table:number-columns-repeated="9"/>
          <table:table-cell table:number-columns-repeated="1009"/>
        </table:table-row>
        <table:table-row table:style-name="ro4">
          <table:table-cell table:style-name="ce5" office:value-type="date" office:date-value="0174-01-03" calcext:value-type="date">
            <text:p>0174-01-04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/>
          <table:covered-table-cell table:number-columns-repeated="9"/>
          <table:table-cell table:number-columns-repeated="1009"/>
        </table:table-row>
        <table:table-row table:style-name="ro4">
          <table:table-cell table:style-name="ce5" office:value-type="date" office:date-value="0174-01-04" calcext:value-type="date">
            <text:p>0174-01-0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74-01-05" calcext:value-type="date">
            <text:p>0174-01-06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74-19-1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174-19-18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174-19-19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74-12-31" calcext:value-type="date">
            <text:p>0175-01-01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75-01-01" calcext:value-type="date">
            <text:p>0175-01-02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75-01-02" calcext:value-type="date">
            <text:p>0175-01-03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75-01-03" calcext:value-type="date">
            <text:p>0175-01-04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/>
          <table:table-cell table:style-name="ce7"/>
          <table:table-cell/>
          <table:table-cell table:style-name="ce12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7" table:number-rows-spanned="1">
            <text:p>The entire year of 175 is off by 1 week.</text:p>
          </table:table-cell>
          <table:covered-table-cell table:style-name="ce7"/>
          <table:covered-table-cell/>
          <table:covered-table-cell table:style-name="ce12"/>
          <table:covered-table-cell table:number-columns-repeated="3" table:style-name="ce7"/>
          <table:table-cell table:number-columns-repeated="1019"/>
        </table:table-row>
        <table:table-row table:style-name="ro4">
          <table:table-cell table:style-name="ce5"/>
          <table:table-cell table:style-name="ce7"/>
          <table:table-cell/>
          <table:table-cell table:style-name="ce12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8" office:value-type="string" calcext:value-type="string">
            <text:p>0175-19-16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75-19-17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75-19-18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75-19-19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75-12-31" calcext:value-type="date">
            <text:p>0176-01-0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76-01-01" calcext:value-type="date">
            <text:p>0176-01-0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76-01-02" calcext:value-type="date">
            <text:p>0176-01-0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76-19-1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76-19-16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76-19-17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76-19-1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76-19-19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76-12-31" calcext:value-type="date">
            <text:p>0177-01-01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77-01-01" calcext:value-type="date">
            <text:p>0177-01-02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77-19-1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77-19-1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77-19-16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77-19-17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77-19-18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77-19-19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77-12-31" calcext:value-type="date">
            <text:p>0178-01-01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78-19-19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78-12-31" calcext:value-type="date">
            <text:p>0179-01-0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79-01-01" calcext:value-type="date">
            <text:p>0179-01-02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79-01-02" calcext:value-type="date">
            <text:p>0179-01-0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79-01-03" calcext:value-type="date">
            <text:p>0179-01-04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79-01-04" calcext:value-type="date">
            <text:p>0179-01-0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79-01-05" calcext:value-type="date">
            <text:p>0179-01-06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79-19-18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179-19-19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79-12-31" calcext:value-type="date">
            <text:p>0180-01-01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0-01-01" calcext:value-type="date">
            <text:p>0180-01-02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0-01-02" calcext:value-type="date">
            <text:p>0180-01-03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0-01-03" calcext:value-type="date">
            <text:p>0180-01-04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0-01-04" calcext:value-type="date">
            <text:p>0180-01-05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/>
          <table:table-cell table:style-name="ce7"/>
          <table:table-cell/>
          <table:table-cell table:style-name="ce12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7" table:number-rows-spanned="1">
            <text:p>The entire year of 180 is off by 1 week.</text:p>
          </table:table-cell>
          <table:covered-table-cell table:style-name="ce7"/>
          <table:covered-table-cell/>
          <table:covered-table-cell table:style-name="ce12"/>
          <table:covered-table-cell table:number-columns-repeated="3" table:style-name="ce7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80-19-1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180-19-18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180-19-19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80-12-31" calcext:value-type="date">
            <text:p>0181-01-01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1-01-01" calcext:value-type="date">
            <text:p>0181-01-02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1-01-02" calcext:value-type="date">
            <text:p>0181-01-03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1-01-03" calcext:value-type="date">
            <text:p>0181-01-04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/>
          <table:table-cell table:style-name="ce7"/>
          <table:table-cell/>
          <table:table-cell table:style-name="ce12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7" table:number-rows-spanned="1">
            <text:p>The entire year of 181 is off by 1 week.</text:p>
          </table:table-cell>
          <table:covered-table-cell table:style-name="ce7"/>
          <table:covered-table-cell/>
          <table:covered-table-cell table:style-name="ce12"/>
          <table:covered-table-cell table:number-columns-repeated="3" table:style-name="ce7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81-19-16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81-19-17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81-19-18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string" calcext:value-type="string">
            <text:p>0181-19-19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1-12-31" calcext:value-type="date">
            <text:p>0182-01-0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82-01-01" calcext:value-type="date">
            <text:p>0182-01-0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82-01-02" calcext:value-type="date">
            <text:p>0182-01-0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 table:number-columns-repeated="1019"/>
        </table:table-row>
        <table:table-row table:style-name="ro4">
          <table:table-cell table:style-name="ce8" office:value-type="string" calcext:value-type="string">
            <text:p>0182-19-1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82-19-1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82-19-16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82-19-17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82-19-18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82-19-19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2-12-31" calcext:value-type="date">
            <text:p>0183-01-01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5" office:value-type="date" office:date-value="0183-12-31" calcext:value-type="date">
            <text:p>0184-01-0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84-01-01" calcext:value-type="date">
            <text:p>0184-01-0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84-01-02" calcext:value-type="date">
            <text:p>0184-01-03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84-01-03" calcext:value-type="date">
            <text:p>0184-01-04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84-01-04" calcext:value-type="date">
            <text:p>0184-01-05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84-01-05" calcext:value-type="date">
            <text:p>0184-01-06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84-01-06" calcext:value-type="date">
            <text:p>0184-01-07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84-19-19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84-12-31" calcext:value-type="date">
            <text:p>0185-01-0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5-01-01" calcext:value-type="date">
            <text:p>0185-01-02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5-01-02" calcext:value-type="date">
            <text:p>0185-01-0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5-01-03" calcext:value-type="date">
            <text:p>0185-01-04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5-01-04" calcext:value-type="date">
            <text:p>0185-01-0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5-01-05" calcext:value-type="date">
            <text:p>0185-01-06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85-19-18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185-19-19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85-12-31" calcext:value-type="date">
            <text:p>0186-01-01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6-01-01" calcext:value-type="date">
            <text:p>0186-01-02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6-01-02" calcext:value-type="date">
            <text:p>0186-01-03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6-01-03" calcext:value-type="date">
            <text:p>0186-01-04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6-01-04" calcext:value-type="date">
            <text:p>0186-01-05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/>
          <table:table-cell table:style-name="ce7"/>
          <table:table-cell/>
          <table:table-cell table:style-name="ce12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7" table:number-rows-spanned="1">
            <text:p>The entire year of 186 is off by 1 week.</text:p>
          </table:table-cell>
          <table:covered-table-cell table:style-name="ce7"/>
          <table:covered-table-cell/>
          <table:covered-table-cell table:style-name="ce12"/>
          <table:covered-table-cell table:number-columns-repeated="3" table:style-name="ce7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86-19-1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186-19-18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186-19-19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86-12-31" calcext:value-type="date">
            <text:p>0187-01-01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7-01-01" calcext:value-type="date">
            <text:p>0187-01-02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7-01-02" calcext:value-type="date">
            <text:p>0187-01-03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7-01-13" calcext:value-type="date">
            <text:p>0187-01-14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/>
          <table:table-cell table:style-name="ce7"/>
          <table:table-cell/>
          <table:table-cell table:style-name="ce12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7" table:number-rows-spanned="1">
            <text:p>The entire year of 187 is off by 1 week.</text:p>
          </table:table-cell>
          <table:covered-table-cell table:style-name="ce7"/>
          <table:covered-table-cell/>
          <table:covered-table-cell table:style-name="ce12"/>
          <table:covered-table-cell table:number-columns-repeated="3" table:style-name="ce7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87-19-1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87-19-16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87-19-17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87-19-1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87-19-19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7-12-31" calcext:value-type="date">
            <text:p>0188-01-01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88-01-01" calcext:value-type="date">
            <text:p>0188-01-02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5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88-19-1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88-19-1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88-19-16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88-19-17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88-19-18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88-19-19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88-12-31" calcext:value-type="date">
            <text:p>0189-01-01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5" office:value-type="date" office:date-value="0189-12-31" calcext:value-type="date">
            <text:p>0190-01-0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90-01-01" calcext:value-type="date">
            <text:p>0190-01-0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90-01-02" calcext:value-type="date">
            <text:p>0190-01-03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90-01-03" calcext:value-type="date">
            <text:p>0190-01-04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90-01-04" calcext:value-type="date">
            <text:p>0190-01-05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90-01-05" calcext:value-type="date">
            <text:p>0190-01-06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90-01-06" calcext:value-type="date">
            <text:p>0190-01-07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90-19-19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90-12-31" calcext:value-type="date">
            <text:p>0191-01-0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1-01-01" calcext:value-type="date">
            <text:p>0191-01-02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1-01-02" calcext:value-type="date">
            <text:p>0191-01-0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1-01-03" calcext:value-type="date">
            <text:p>0191-01-04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1-01-04" calcext:value-type="date">
            <text:p>0191-01-0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1-01-05" calcext:value-type="date">
            <text:p>0191-01-06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91-19-1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191-19-18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191-19-19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91-12-31" calcext:value-type="date">
            <text:p>0192-01-01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2-01-01" calcext:value-type="date">
            <text:p>0192-01-02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2-01-02" calcext:value-type="date">
            <text:p>0192-01-03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2-01-03" calcext:value-type="date">
            <text:p>0192-01-04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/>
          <table:table-cell table:style-name="ce7"/>
          <table:table-cell/>
          <table:table-cell table:style-name="ce12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7" table:number-rows-spanned="1">
            <text:p>The entire year of 192 is off by 1 week.</text:p>
          </table:table-cell>
          <table:covered-table-cell table:style-name="ce7"/>
          <table:covered-table-cell/>
          <table:covered-table-cell table:style-name="ce12"/>
          <table:covered-table-cell table:number-columns-repeated="3" table:style-name="ce7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92-19-16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2-19-17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2-19-18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2-19-19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2-12-31" calcext:value-type="date">
            <text:p>0193-01-0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93-01-01" calcext:value-type="date">
            <text:p>0193-01-0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93-01-02" calcext:value-type="date">
            <text:p>0193-01-0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93-19-1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3-19-16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3-19-17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83-19-1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3-19-19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3-12-31" calcext:value-type="date">
            <text:p>0194-01-01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94-01-01" calcext:value-type="date">
            <text:p>0194-01-02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94-19-1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4-19-1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4-19-16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4-19-17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4-19-18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4-19-19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4-12-31" calcext:value-type="date">
            <text:p>0195-01-01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95-19-19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95-12-31" calcext:value-type="date">
            <text:p>0196-01-0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6-01-01" calcext:value-type="date">
            <text:p>0196-01-02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6-01-02" calcext:value-type="date">
            <text:p>0196-01-0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6-01-03" calcext:value-type="date">
            <text:p>0196-01-04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6-01-04" calcext:value-type="date">
            <text:p>0196-01-0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6-01-05" calcext:value-type="date">
            <text:p>0196-01-06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96-19-18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196-19-19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96-12-31" calcext:value-type="date">
            <text:p>0197-01-01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7-01-01" calcext:value-type="date">
            <text:p>0197-01-02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7-01-02" calcext:value-type="date">
            <text:p>0197-01-03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7-01-03" calcext:value-type="date">
            <text:p>0197-01-04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7-01-04" calcext:value-type="date">
            <text:p>0197-01-05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/>
          <table:table-cell table:style-name="ce7"/>
          <table:table-cell/>
          <table:table-cell table:style-name="ce12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7" table:number-rows-spanned="1">
            <text:p>The entire year of 197 is off by 1 week.</text:p>
          </table:table-cell>
          <table:covered-table-cell table:style-name="ce7"/>
          <table:covered-table-cell/>
          <table:covered-table-cell table:style-name="ce12"/>
          <table:covered-table-cell table:number-columns-repeated="3" table:style-name="ce7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97-19-1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197-19-18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197-19-19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97-12-31" calcext:value-type="date">
            <text:p>0198-01-01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8-01-01" calcext:value-type="date">
            <text:p>0198-01-02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8-01-02" calcext:value-type="date">
            <text:p>0198-01-03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8-01-03" calcext:value-type="date">
            <text:p>0198-01-04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/>
          <table:table-cell table:style-name="ce7"/>
          <table:table-cell/>
          <table:table-cell table:style-name="ce12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7" table:number-rows-spanned="1">
            <text:p>The entire year of 198 is off by 1 week.</text:p>
          </table:table-cell>
          <table:covered-table-cell table:style-name="ce7"/>
          <table:covered-table-cell/>
          <table:covered-table-cell table:style-name="ce12"/>
          <table:covered-table-cell table:number-columns-repeated="3" table:style-name="ce7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98-19-16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8-19-17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8-19-18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8-19-19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8-12-31" calcext:value-type="date">
            <text:p>0199-01-0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99-01-01" calcext:value-type="date">
            <text:p>0199-01-0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199-01-02" calcext:value-type="date">
            <text:p>0199-01-0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199-19-1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9-19-1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9-19-16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9-19-17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9-19-18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199-19-19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199-12-31" calcext:value-type="date">
            <text:p>0200-01-01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8"/>
          <table:table-cell table:style-name="ce7"/>
          <table:table-cell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5" office:value-type="date" office:date-value="0201-01-01" calcext:value-type="date">
            <text:p>0201-01-0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1-01-02" calcext:value-type="date">
            <text:p>0201-01-0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1-01-03" calcext:value-type="date">
            <text:p>0201-01-03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1-01-04" calcext:value-type="date">
            <text:p>0201-01-04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1-01-05" calcext:value-type="date">
            <text:p>0201-01-05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1-01-06" calcext:value-type="date">
            <text:p>0201-01-06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1-01-07" calcext:value-type="date">
            <text:p>0201-01-07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/>
          <table:table-cell table:number-columns-repeated="2"/>
          <table:table-cell table:style-name="ce7"/>
          <table:table-cell table:number-columns-repeated="1022"/>
        </table:table-row>
        <table:table-row table:style-name="ro4">
          <table:table-cell table:style-name="ce8" office:value-type="string" calcext:value-type="string">
            <text:p>0201-19-19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2-01-01" calcext:value-type="date">
            <text:p>0202-01-0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2-01-02" calcext:value-type="date">
            <text:p>0202-01-02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2-01-03" calcext:value-type="date">
            <text:p>0202-01-0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2-01-04" calcext:value-type="date">
            <text:p>0202-01-04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2-01-05" calcext:value-type="date">
            <text:p>0202-01-0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2-01-06" calcext:value-type="date">
            <text:p>0202-01-06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/>
          <table:table-cell table:number-columns-repeated="2"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202-19-18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202-19-19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3-01-01" calcext:value-type="date">
            <text:p>0203-01-01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3-01-02" calcext:value-type="date">
            <text:p>0203-01-02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3-01-03" calcext:value-type="date">
            <text:p>0203-01-03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3-01-04" calcext:value-type="date">
            <text:p>0203-01-04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3-01-05" calcext:value-type="date">
            <text:p>0203-01-05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/>
          <table:table-cell table:style-name="ce7"/>
          <table:table-cell/>
          <table:table-cell table:style-name="ce12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7" table:number-rows-spanned="1">
            <text:p>The entire year of 203 is off by 1 week.</text:p>
          </table:table-cell>
          <table:covered-table-cell table:style-name="ce7"/>
          <table:covered-table-cell/>
          <table:covered-table-cell table:style-name="ce12"/>
          <table:covered-table-cell table:number-columns-repeated="3" table:style-name="ce7"/>
          <table:table-cell table:number-columns-repeated="1019"/>
        </table:table-row>
        <table:table-row table:style-name="ro4">
          <table:table-cell table:style-name="ce8"/>
          <table:table-cell table:number-columns-repeated="2"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203-19-16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03-19-17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03-19-18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03-19-19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4-01-01" calcext:value-type="date">
            <text:p>0204-01-0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4-01-02" calcext:value-type="date">
            <text:p>0204-01-0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4-01-03" calcext:value-type="date">
            <text:p>0204-01-0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8"/>
          <table:table-cell table:number-columns-repeated="2"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204-19-1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04-19-16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04-19-17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04-19-1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04-19-19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5-01-01" calcext:value-type="date">
            <text:p>0205-01-01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5-01-02" calcext:value-type="date">
            <text:p>0205-01-02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8"/>
          <table:table-cell table:number-columns-repeated="2"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205-19-1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05-19-1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05-19-16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05-19-17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05-19-18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05-19-19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6-01-01" calcext:value-type="date">
            <text:p>0206-01-01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8"/>
          <table:table-cell table:number-columns-repeated="2"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5" office:value-type="date" office:date-value="0207-01-01" calcext:value-type="date">
            <text:p>0207-01-0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7-01-02" calcext:value-type="date">
            <text:p>0207-01-0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7-01-03" calcext:value-type="date">
            <text:p>0207-01-03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7-01-04" calcext:value-type="date">
            <text:p>0207-01-04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7-01-05" calcext:value-type="date">
            <text:p>0207-01-05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7-01-06" calcext:value-type="date">
            <text:p>0207-01-06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7-01-07" calcext:value-type="date">
            <text:p>0207-01-07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/>
          <table:table-cell table:number-columns-repeated="2"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207-19-18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207-19-19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8-01-01" calcext:value-type="date">
            <text:p>0208-01-01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8-01-02" calcext:value-type="date">
            <text:p>0208-01-02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8-01-03" calcext:value-type="date">
            <text:p>0208-01-03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8-01-04" calcext:value-type="date">
            <text:p>0208-01-04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8-01-05" calcext:value-type="date">
            <text:p>0208-01-05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/>
          <table:table-cell table:style-name="ce7"/>
          <table:table-cell/>
          <table:table-cell table:style-name="ce12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7" table:number-rows-spanned="1">
            <text:p>The entire year of 208 is off by 1 week.</text:p>
          </table:table-cell>
          <table:covered-table-cell table:style-name="ce7"/>
          <table:covered-table-cell/>
          <table:covered-table-cell table:style-name="ce12"/>
          <table:covered-table-cell table:number-columns-repeated="3" table:style-name="ce7"/>
          <table:table-cell table:number-columns-repeated="1019"/>
        </table:table-row>
        <table:table-row table:style-name="ro4">
          <table:table-cell table:style-name="ce5"/>
          <table:table-cell table:style-name="ce7"/>
          <table:table-cell/>
          <table:table-cell table:style-name="ce12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>
            <text:p>0208-19-1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208-19-18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208-19-19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09-01-01" calcext:value-type="date">
            <text:p>0209-01-01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9-01-02" calcext:value-type="date">
            <text:p>0209-01-02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9-01-03" calcext:value-type="date">
            <text:p>0209-01-03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09-01-04" calcext:value-type="date">
            <text:p>0209-01-04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/>
          <table:table-cell table:style-name="ce7"/>
          <table:table-cell/>
          <table:table-cell table:style-name="ce12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7" table:number-rows-spanned="1">
            <text:p>The entire year of 209 is off by 1 week.</text:p>
          </table:table-cell>
          <table:covered-table-cell table:style-name="ce7"/>
          <table:covered-table-cell/>
          <table:covered-table-cell table:style-name="ce12"/>
          <table:covered-table-cell table:number-columns-repeated="3" table:style-name="ce7"/>
          <table:table-cell table:number-columns-repeated="1019"/>
        </table:table-row>
        <table:table-row table:style-name="ro4">
          <table:table-cell table:style-name="ce5"/>
          <table:table-cell table:style-name="ce7"/>
          <table:table-cell/>
          <table:table-cell table:style-name="ce12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8" office:value-type="string" calcext:value-type="string">
            <text:p>0209-19-16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09-19-17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09-19-18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09-19-19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0-01-01" calcext:value-type="date">
            <text:p>0210-01-0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0-01-02" calcext:value-type="date">
            <text:p>0210-01-0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0-01-03" calcext:value-type="date">
            <text:p>0210-01-0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8"/>
          <table:table-cell table:style-name="ce7"/>
          <table:table-cell table:style-name="ce8"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210-19-1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10-19-16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10-19-17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10-19-1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10-19-19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1-01-01" calcext:value-type="date">
            <text:p>0211-01-01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1-01-02" calcext:value-type="date">
            <text:p>0211-01-02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8"/>
          <table:table-cell table:style-name="ce7"/>
          <table:table-cell table:style-name="ce8"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5" office:value-type="date" office:date-value="0212-01-01" calcext:value-type="date">
            <text:p>0212-01-0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2-01-02" calcext:value-type="date">
            <text:p>0212-01-0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2-01-03" calcext:value-type="date">
            <text:p>0212-01-03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2-01-04" calcext:value-type="date">
            <text:p>0212-01-04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2-01-05" calcext:value-type="date">
            <text:p>0212-01-05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2-01-06" calcext:value-type="date">
            <text:p>0212-01-06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2-10-07" calcext:value-type="date">
            <text:p>0212-10-07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/>
          <table:table-cell table:style-name="ce7"/>
          <table:table-cell table:style-name="ce8"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212-19-19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3-01-01" calcext:value-type="date">
            <text:p>0213-01-0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3-01-02" calcext:value-type="date">
            <text:p>0213-01-02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3-01-03" calcext:value-type="date">
            <text:p>0213-01-0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3-01-04" calcext:value-type="date">
            <text:p>0213-01-04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3-01-05" calcext:value-type="date">
            <text:p>0213-01-0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3-01-06" calcext:value-type="date">
            <text:p>0213-01-06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 table:style-name="ce8"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213-19-18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214-19-19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4-01-01" calcext:value-type="date">
            <text:p>0214-01-01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4-01-02" calcext:value-type="date">
            <text:p>0214-01-02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4-01-03" calcext:value-type="date">
            <text:p>0214-01-03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4-01-04" calcext:value-type="date">
            <text:p>0214-01-04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4-01-05" calcext:value-type="date">
            <text:p>0214-01-05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 table:style-name="ce8"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7" table:number-rows-spanned="1">
            <text:p>The entire year of 214 is off by 1 week.</text:p>
          </table:table-cell>
          <table:covered-table-cell table:style-name="ce7"/>
          <table:covered-table-cell/>
          <table:covered-table-cell table:style-name="ce12"/>
          <table:covered-table-cell table:number-columns-repeated="3" table:style-name="ce7"/>
          <table:table-cell table:number-columns-repeated="1019"/>
        </table:table-row>
        <table:table-row table:style-name="ro4">
          <table:table-cell table:style-name="ce8"/>
          <table:table-cell table:style-name="ce7"/>
          <table:table-cell table:style-name="ce8"/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8" office:value-type="string" calcext:value-type="string">
            <text:p>0214-19-1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214-19-18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214-19-19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5-01-01" calcext:value-type="date">
            <text:p>0215-01-01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5-01-02" calcext:value-type="date">
            <text:p>0215-01-02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5-01-03" calcext:value-type="date">
            <text:p>0215-01-03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5-01-04" calcext:value-type="date">
            <text:p>0215-01-04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/>
          <table:table-cell table:style-name="ce7"/>
          <table:table-cell/>
          <table:table-cell table:style-name="ce12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7" table:number-rows-spanned="1">
            <text:p>The entire year of 215 is off by 1 week.</text:p>
          </table:table-cell>
          <table:covered-table-cell table:style-name="ce7"/>
          <table:covered-table-cell/>
          <table:covered-table-cell table:style-name="ce12"/>
          <table:covered-table-cell table:number-columns-repeated="3" table:style-name="ce7"/>
          <table:table-cell table:number-columns-repeated="1019"/>
        </table:table-row>
        <table:table-row table:style-name="ro4">
          <table:table-cell table:style-name="ce8"/>
          <table:table-cell table:number-columns-repeated="3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8" office:value-type="string" calcext:value-type="string">
            <text:p>0215-19-16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15-19-17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15-19-18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15-19-19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6-01-01" calcext:value-type="date">
            <text:p>0216-01-0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6-01-02" calcext:value-type="date">
            <text:p>0216-01-0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6-01-03" calcext:value-type="date">
            <text:p>0216-01-0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8"/>
          <table:table-cell table:number-columns-repeated="3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8" office:value-type="string" calcext:value-type="string">
            <text:p>0216-19-1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16-19-15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16-19-16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16-19-17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16-19-18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16-19-19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7-01-01" calcext:value-type="date">
            <text:p>0217-01-01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style-name="ce8"/>
          <table:table-cell table:number-columns-repeated="3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5" office:value-type="date" office:date-value="0218-01-01" calcext:value-type="date">
            <text:p>0218-01-0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8-01-02" calcext:value-type="date">
            <text:p>0218-01-0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8-01-03" calcext:value-type="date">
            <text:p>0218-01-03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8-01-04" calcext:value-type="date">
            <text:p>0218-01-04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8-01-05" calcext:value-type="date">
            <text:p>0218-01-05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8-01-06" calcext:value-type="date">
            <text:p>0218-01-06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8-01-07" calcext:value-type="date">
            <text:p>0218-01-07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/>
          <table:table-cell table:number-columns-repeated="3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8" office:value-type="string" calcext:value-type="string">
            <text:p>0218-19-19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19-01-01" calcext:value-type="date">
            <text:p>0219-01-0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9-01-02" calcext:value-type="date">
            <text:p>0219-01-02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9-01-03" calcext:value-type="date">
            <text:p>0219-01-03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9-01-04" calcext:value-type="date">
            <text:p>0219-01-04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9-01-05" calcext:value-type="date">
            <text:p>0219-01-05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19-01-06" calcext:value-type="date">
            <text:p>0219-01-06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/>
          <table:table-cell table:number-columns-repeated="3"/>
          <table:table-cell table:style-name="ce7" table:number-columns-repeated="3"/>
          <table:table-cell table:number-columns-repeated="1019"/>
        </table:table-row>
        <table:table-row table:style-name="ro4">
          <table:table-cell table:style-name="ce8" office:value-type="string" calcext:value-type="string">
            <text:p>0219-19-18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219-19-19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20-01-01" calcext:value-type="date">
            <text:p>0220-01-01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20-01-02" calcext:value-type="date">
            <text:p>0220-01-02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20-01-03" calcext:value-type="date">
            <text:p>0220-01-03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20-01-04" calcext:value-type="date">
            <text:p>0220-01-04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20-01-05" calcext:value-type="date">
            <text:p>0220-01-05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Default"/>
          <table:table-cell table:number-columns-repeated="1025"/>
        </table:table-row>
        <table:table-row table:style-name="ro4">
          <table:table-cell table:style-name="ce5" office:value-type="string" calcext:value-type="string" table:number-columns-spanned="7" table:number-rows-spanned="1">
            <text:p>The entire year of 220 is off by 1 week.</text:p>
          </table:table-cell>
          <table:covered-table-cell table:style-name="ce7"/>
          <table:covered-table-cell/>
          <table:covered-table-cell table:style-name="ce12"/>
          <table:covered-table-cell table:number-columns-repeated="3" table:style-name="ce7"/>
          <table:table-cell table:number-columns-repeated="1019"/>
        </table:table-row>
        <table:table-row table:style-name="ro4">
          <table:table-cell table:style-name="Default"/>
          <table:table-cell table:number-columns-repeated="1025"/>
        </table:table-row>
        <table:table-row table:style-name="ro4">
          <table:table-cell table:style-name="Default" office:value-type="string" calcext:value-type="string">
            <text:p>0220-19-16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Default" office:value-type="string" calcext:value-type="string">
            <text:p>0220-19-17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Default" office:value-type="string" calcext:value-type="string">
            <text:p>0220-19-18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Default" office:value-type="string" calcext:value-type="string">
            <text:p>0220-19-19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21-01-01" calcext:value-type="date">
            <text:p>0221-01-0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21-01-02" calcext:value-type="date">
            <text:p>0221-01-02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21-01-03" calcext:value-type="date">
            <text:p>0221-01-03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1026"/>
        </table:table-row>
        <table:table-row table:style-name="ro4">
          <table:table-cell table:style-name="ce8" office:value-type="string" calcext:value-type="string">
            <text:p>0221-19-1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Jal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21-19-16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J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21-19-17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Kamá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21-19-1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Fiḍ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8" office:value-type="string" calcext:value-type="string">
            <text:p>0221-19-19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`Id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number-columns-repeated="2" table:style-name="ce7" office:value-type="float" office:value="52" calcext:value-type="float">
            <text:p>52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5" office:value-type="date" office:date-value="0222-01-01" calcext:value-type="date">
            <text:p>0222-01-01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Istij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style-name="ce5" office:value-type="date" office:date-value="0222-01-02" calcext:value-type="date">
            <text:p>0222-01-02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Istiqlāl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4" table:number-rows-repeated="1048118">
          <table:table-cell table:number-columns-repeated="1026"/>
        </table:table-row>
        <table:table-row table:style-name="ro4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Data for determining week of year.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09:34:12.4710503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5:37:44.386153049</meta:creation-date>
    <dc:date>2025-04-02T15:30:38.439042329</dc:date>
    <meta:editing-duration>P1DT22H55M56S</meta:editing-duration>
    <meta:editing-cycles>234</meta:editing-cycles>
    <meta:generator>LibreOffice/24.2.7.2$Linux_X86_64 LibreOffice_project/420$Build-2</meta:generator>
    <meta:print-date>2025-04-02T13:17:54.066424813</meta:print-date>
    <meta:document-statistic meta:table-count="1" meta:cell-count="2694" meta:object-count="0"/>
  </office:meta>
</office:document-meta>
</file>